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puis longtemps passionné par la tech, j'ai commencé à m’intéresser au développement web après l'été 2020. J'ai rapidement décidé de me lancer dans une formation autodidacte dans ce domaine.</text:p>
      <text:p text:style-name="Standard">Je me suis découvert une véritable passion pour le développement et la réalisation de sites web. Aussi bien en frontend qu'en backend. J'ai donc étudié de nombreux langages dans les deux domaines. Cela me permet aujourd'hui de réaliser de superbes projets, comme vous pouvez le voir dans mon portfolio ! </text:p>
      <text:p text:style-name="Standard">Actuellement dans les forces de l'ordre et ce depuis plus de 13 ans, je n'arrive pas sans aucune compétences car ces longues années m'ont inculquées la rigueur, l'esprit d'équipe, le respect. Mais aussi à être autonome et à savoir m'adapter à toutes le situations et ce, même dans l'urgence.</text:p>
      <text:p text:style-name="Standard">De plus, au delà des capacités que j'ai pu développer dans mon métier, je suis d'un naturel dynamique et très sociable.</text:p>
      <text:p text:style-name="Standard">(écoute)</text:p>
      <text:p text:style-name="Standard">Je suis extrêmement motivé pour apprendre, je me forme en effet, en parallèle de mon travail actuel depuis plus d'un an et demi. Et c'est pourquoi je souhaite, aujourd'hui, rejoindre une entreprise dynamique et en pleine expansion. Rejoindre votre entrepri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08T03:47:17.01</meta:creation-date>
    <dc:date>2021-11-08T14:43:27.07</dc:date>
    <meta:editing-duration>PT23M34S</meta:editing-duration>
    <meta:editing-cycles>8</meta:editing-cycles>
    <meta:generator>OpenOffice/4.1.7$Win32 OpenOffice.org_project/417m1$Build-9800</meta:generator>
    <meta:document-statistic meta:table-count="0" meta:image-count="0" meta:object-count="0" meta:page-count="1" meta:paragraph-count="6" meta:word-count="191" meta:character-count="1173"/>
  </office:meta>
</office:document-meta>
</file>